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0.702in"/>
    </style:style>
    <style:style style:name="co9" style:family="table-column">
      <style:table-column-properties fo:break-before="auto" style:column-width="1.06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ccff" style:text-align-source="fix" style:repeat-content="false" fo:border="0.06pt solid #000000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66ffff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dd4814" style:text-align-source="fix" style:repeat-content="false" fo:border-left="none" fo:border-right="none" fo:border-top="none"/>
      <style:paragraph-properties fo:text-align="center" fo:margin-left="0in"/>
      <style:text-properties fo:color="#ffffff"/>
    </style:style>
    <style:style style:name="ce15" style:family="table-cell" style:parent-style-name="Default">
      <style:table-cell-properties fo:border-bottom="none" fo:background-color="#ffd320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7" table:default-cell-style-name="ce3"/>
        <table:table-column table:style-name="co9" table:default-cell-style-name="ce3"/>
        <table:table-column table:style-name="co10" table:number-columns-repeated="1012" table:default-cell-style-name="ce3"/>
        <table:table-row table:style-name="ro1">
          <table:table-cell table:style-name="ce1" table:number-columns-repeated="4"/>
          <table:table-cell table:style-name="ce7" office:value-type="string" calcext:value-type="string">
            <text:p>Scenario</text:p>
          </table:table-cell>
          <table:table-cell table:style-name="ce7" office:value-type="string" calcext:value-type="string">
            <text:p>Tool</text:p>
          </table:table-cell>
          <table:table-cell table:style-name="ce7" office:value-type="string" calcext:value-type="string">
            <text:p>WLAN A</text:p>
          </table:table-cell>
          <table:table-cell table:style-name="ce7" office:value-type="string" calcext:value-type="string">
            <text:p>WLAN B</text:p>
          </table:table-cell>
          <table:table-cell table:style-name="ce7" office:value-type="string" calcext:value-type="string">
            <text:p>WLAN C</text:p>
          </table:table-cell>
          <table:table-cell table:style-name="ce7" office:value-type="string" calcext:value-type="string">
            <text:p>WLAN D</text:p>
          </table:table-cell>
          <table:table-cell table:style-name="ce7" office:value-type="string" calcext:value-type="string">
            <text:p>WLAN E</text:p>
          </table:table-cell>
          <table:table-cell table:style-name="ce7" office:value-type="string" calcext:value-type="string">
            <text:p>Prob collision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 table:number-columns-spanned="3" table:number-rows-spanned="2">
            <text:p>CW = 16</text:p>
          </table:table-cell>
          <table:covered-table-cell table:number-columns-repeated="2"/>
          <table:table-cell table:style-name="ce5" office:value-type="string" calcext:value-type="string" table:number-columns-spanned="1" table:number-rows-spanned="32">
            <text:p>Full-overlapping</text:p>
          </table:table-cell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13" office:value-type="string" calcext:value-type="string">
            <text:p>Bianchi</text:p>
          </table:table-cell>
          <table:table-cell table:number-columns-repeated="2" table:style-name="ce17" office:value-type="float" office:value="56.78" calcext:value-type="float">
            <text:p>56.78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12"/>
        </table:table-row>
        <table:table-row table:style-name="ro1">
          <table:covered-table-cell table:number-columns-repeated="3"/>
          <table:covered-table-cell table:style-name="ce6"/>
          <table:covered-table-cell table:style-name="ce9"/>
          <table:table-cell table:style-name="ce14" office:value-type="string" calcext:value-type="string">
            <text:p>Kom</text:p>
          </table:table-cell>
          <table:table-cell table:style-name="ce18" office:value-type="float" office:value="56.76" calcext:value-type="float">
            <text:p>56.76</text:p>
          </table:table-cell>
          <table:table-cell table:style-name="ce18" office:value-type="float" office:value="56.79" calcext:value-type="float">
            <text:p>56.79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.1178" calcext:value-type="float">
            <text:p>0.117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3" table:number-rows-spanned="2">
            <text:p>m = 0</text:p>
          </table:table-cell>
          <table:covered-table-cell table:number-columns-repeated="3"/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5" office:value-type="string" calcext:value-type="string">
            <text:p>SFCTMN</text:p>
          </table:table-cell>
          <table:table-cell table:style-name="ce17" office:value-type="float" office:value="62.61" calcext:value-type="float">
            <text:p>62.61</text:p>
          </table:table-cell>
          <table:table-cell table:style-name="ce17" office:value-type="float" office:value="61.94" calcext:value-type="float">
            <text:p>61.94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61.82" calcext:value-type="float">
            <text:p>61.82</text:p>
          </table:table-cell>
          <table:table-cell table:style-name="ce18" office:value-type="float" office:value="61.8" calcext:value-type="float">
            <text:p>61.8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.000011" calcext:value-type="float">
            <text:p>0.00001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3" table:number-rows-spanned="2">
            <text:p>AM policy</text:p>
          </table:table-cell>
          <table:covered-table-cell table:number-columns-repeated="3"/>
          <table:table-cell table:style-name="ce10" office:value-type="float" office:value="3" calcext:value-type="float" table:number-columns-spanned="1" table:number-rows-spanned="2">
            <text:p>3</text:p>
          </table:table-cell>
          <table:table-cell table:style-name="ce13" office:value-type="string" calcext:value-type="string">
            <text:p>Bianchi</text:p>
          </table:table-cell>
          <table:table-cell table:number-columns-repeated="2" table:style-name="ce17" office:value-type="float" office:value="56.78" calcext:value-type="float">
            <text:p>56.78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12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56.8" calcext:value-type="float">
            <text:p>56.8</text:p>
          </table:table-cell>
          <table:table-cell table:style-name="ce18" office:value-type="float" office:value="56.76" calcext:value-type="float">
            <text:p>56.76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.1178" calcext:value-type="float">
            <text:p>0.117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3" table:number-rows-spanned="2">
            <text:p>Simulation time 10,000 s</text:p>
          </table:table-cell>
          <table:covered-table-cell table:number-columns-repeated="3"/>
          <table:table-cell table:style-name="ce10" office:value-type="float" office:value="4" calcext:value-type="float" table:number-columns-spanned="1" table:number-rows-spanned="2">
            <text:p>4</text:p>
          </table:table-cell>
          <table:table-cell table:style-name="ce13" office:value-type="string" calcext:value-type="string">
            <text:p>Bianchi</text:p>
          </table:table-cell>
          <table:table-cell table:number-columns-repeated="2" table:style-name="ce17" office:value-type="float" office:value="61.82" calcext:value-type="float">
            <text:p>61.82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number-columns-repeated="2" table:style-name="ce18" office:value-type="float" office:value="61.75" calcext:value-type="float">
            <text:p>61.75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3" table:number-rows-spanned="4">
            <text:p>Same data rate per number of channels in each tool</text:p>
          </table:table-cell>
          <table:covered-table-cell table:number-columns-repeated="3"/>
          <table:table-cell table:style-name="ce10" office:value-type="float" office:value="5" calcext:value-type="float" table:number-columns-spanned="1" table:number-rows-spanned="2">
            <text:p>5</text:p>
          </table:table-cell>
          <table:table-cell table:style-name="ce15" office:value-type="string" calcext:value-type="string">
            <text:p>SFCTMN</text:p>
          </table:table-cell>
          <table:table-cell table:number-columns-repeated="2" table:style-name="ce17" office:value-type="float" office:value="31.3" calcext:value-type="float">
            <text:p>31.3</text:p>
          </table:table-cell>
          <table:table-cell table:style-name="ce17" office:value-type="float" office:value="62.17" calcext:value-type="float">
            <text:p>62.17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number-columns-repeated="2" table:style-name="ce19" office:value-type="float" office:value="30.94" calcext:value-type="float">
            <text:p>30.94</text:p>
          </table:table-cell>
          <table:table-cell table:style-name="ce19" office:value-type="float" office:value="61.74" calcext:value-type="float">
            <text:p>61.74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1" office:value-type="float" office:value="0.078" calcext:value-type="float">
            <text:p>0.078</text:p>
          </table:table-cell>
          <table:table-cell table:number-columns-repeated="1012"/>
        </table:table-row>
        <table:table-row table:style-name="ro1">
          <table:covered-table-cell table:number-columns-repeated="4"/>
          <table:table-cell table:style-name="ce10" office:value-type="float" office:value="6" calcext:value-type="float" table:number-columns-spanned="1" table:number-rows-spanned="2">
            <text:p>6</text:p>
          </table:table-cell>
          <table:table-cell table:style-name="ce15" office:value-type="string" calcext:value-type="string">
            <text:p>SFCTMN</text:p>
          </table:table-cell>
          <table:table-cell table:style-name="ce17" office:value-type="float" office:value="61.94" calcext:value-type="float">
            <text:p>61.94</text:p>
          </table:table-cell>
          <table:table-cell table:style-name="ce17" office:value-type="float" office:value="62.61" calcext:value-type="float">
            <text:p>62.61</text:p>
          </table:table-cell>
          <table:table-cell table:style-name="ce17" office:value-type="float" office:value="114.65" calcext:value-type="float">
            <text:p>114.65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61.66" calcext:value-type="float">
            <text:p>61.66</text:p>
          </table:table-cell>
          <table:table-cell table:style-name="ce18" office:value-type="float" office:value="61.68" calcext:value-type="float">
            <text:p>61.68</text:p>
          </table:table-cell>
          <table:table-cell table:style-name="ce18" office:value-type="float" office:value="112.65" calcext:value-type="float">
            <text:p>112.65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1" office:value-type="float" office:value="0.000005" calcext:value-type="float">
            <text:p>0.000005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3" table:number-rows-spanned="8">
            <text:p>Bianchi and Komondor consider slotted BO collisions, while SFCTMN does not due to continuous BO assumed.</text:p>
          </table:table-cell>
          <table:covered-table-cell table:number-columns-repeated="3"/>
          <table:table-cell table:style-name="ce10" office:value-type="float" office:value="7" calcext:value-type="float" table:number-columns-spanned="1" table:number-rows-spanned="2">
            <text:p>7</text:p>
          </table:table-cell>
          <table:table-cell table:style-name="ce13" office:value-type="string" calcext:value-type="string">
            <text:p>Bianchi</text:p>
          </table:table-cell>
          <table:table-cell table:number-columns-repeated="2" table:style-name="ce17" office:value-type="float" office:value="30.98" calcext:value-type="float">
            <text:p>30.98</text:p>
          </table:table-cell>
          <table:table-cell table:number-columns-repeated="3"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12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30.98" calcext:value-type="float">
            <text:p>30.98</text:p>
          </table:table-cell>
          <table:table-cell table:style-name="ce18" office:value-type="float" office:value="30.99" calcext:value-type="float">
            <text:p>30.99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21" office:value-type="float" office:value="0.1181" calcext:value-type="float">
            <text:p>0.1181</text:p>
          </table:table-cell>
          <table:table-cell table:number-columns-repeated="1012"/>
        </table:table-row>
        <table:table-row table:style-name="ro1">
          <table:covered-table-cell table:number-columns-repeated="4"/>
          <table:table-cell table:style-name="ce10" office:value-type="float" office:value="8" calcext:value-type="float" table:number-columns-spanned="1" table:number-rows-spanned="2">
            <text:p>8</text:p>
          </table:table-cell>
          <table:table-cell table:style-name="ce13" office:value-type="string" calcext:value-type="string">
            <text:p>Bianchi</text:p>
          </table:table-cell>
          <table:table-cell table:number-columns-repeated="3" table:style-name="ce17" office:value-type="float" office:value="53.79" calcext:value-type="float">
            <text:p>53.79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20" office:value-type="float" office:value="0.2215" calcext:value-type="float">
            <text:p>0.2215</text:p>
          </table:table-cell>
          <table:table-cell table:number-columns-repeated="1012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53.78" calcext:value-type="float">
            <text:p>53.78</text:p>
          </table:table-cell>
          <table:table-cell table:style-name="ce18" office:value-type="float" office:value="53.8" calcext:value-type="float">
            <text:p>53.8</text:p>
          </table:table-cell>
          <table:table-cell table:style-name="ce18" office:value-type="float" office:value="53.73" calcext:value-type="float">
            <text:p>53.73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1" office:value-type="float" office:value="0.2141" calcext:value-type="float">
            <text:p>0.2141</text:p>
          </table:table-cell>
          <table:table-cell table:number-columns-repeated="1012"/>
        </table:table-row>
        <table:table-row table:style-name="ro1">
          <table:covered-table-cell table:number-columns-repeated="4"/>
          <table:table-cell table:style-name="ce12" office:value-type="float" office:value="9" calcext:value-type="float" table:number-columns-spanned="1" table:number-rows-spanned="2">
            <text:p>9</text:p>
          </table:table-cell>
          <table:table-cell table:style-name="ce16" office:value-type="string" calcext:value-type="string">
            <text:p>Bianchi</text:p>
          </table:table-cell>
          <table:table-cell table:number-columns-repeated="4" table:style-name="ce17" office:value-type="float" office:value="40.35" calcext:value-type="float">
            <text:p>40.35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.313" calcext:value-type="float">
            <text:p>0.313</text:p>
          </table:table-cell>
          <table:table-cell table:number-columns-repeated="1012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40.37" calcext:value-type="float">
            <text:p>40.37</text:p>
          </table:table-cell>
          <table:table-cell table:style-name="ce18" office:value-type="float" office:value="40.3" calcext:value-type="float">
            <text:p>40.3</text:p>
          </table:table-cell>
          <table:table-cell table:style-name="ce18" office:value-type="float" office:value="40.26" calcext:value-type="float">
            <text:p>40.26</text:p>
          </table:table-cell>
          <table:table-cell table:style-name="ce18" office:value-type="float" office:value="40.35" calcext:value-type="float">
            <text:p>40.35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2941" calcext:value-type="float">
            <text:p>0.2941</text:p>
          </table:table-cell>
          <table:table-cell table:number-columns-repeated="1012"/>
        </table:table-row>
        <table:table-row table:style-name="ro1">
          <table:covered-table-cell table:number-columns-repeated="4"/>
          <table:table-cell table:style-name="ce10" office:value-type="float" office:value="10" calcext:value-type="float" table:number-columns-spanned="1" table:number-rows-spanned="2">
            <text:p>10</text:p>
          </table:table-cell>
          <table:table-cell table:style-name="ce13" office:value-type="string" calcext:value-type="string">
            <text:p>Bianchi</text:p>
          </table:table-cell>
          <table:table-cell table:number-columns-repeated="4" table:style-name="ce17" office:value-type="float" office:value="40.35" calcext:value-type="float">
            <text:p>40.35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.313" calcext:value-type="float">
            <text:p>0.313</text:p>
          </table:table-cell>
          <table:table-cell table:number-columns-repeated="1012"/>
        </table:table-row>
        <table:table-row table:style-name="ro1">
          <table:covered-table-cell table:number-columns-repeated="4"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40.37" calcext:value-type="float">
            <text:p>40.37</text:p>
          </table:table-cell>
          <table:table-cell table:style-name="ce18" office:value-type="float" office:value="40.3" calcext:value-type="float">
            <text:p>40.3</text:p>
          </table:table-cell>
          <table:table-cell table:style-name="ce18" office:value-type="float" office:value="40.26" calcext:value-type="float">
            <text:p>40.26</text:p>
          </table:table-cell>
          <table:table-cell table:style-name="ce18" office:value-type="float" office:value="40.35" calcext:value-type="float">
            <text:p>40.35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2941" calcext:value-type="float">
            <text:p>0.2941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table-cell table:style-name="ce10" office:value-type="float" office:value="11" calcext:value-type="float" table:number-columns-spanned="1" table:number-rows-spanned="2">
            <text:p>11</text:p>
          </table:table-cell>
          <table:table-cell table:style-name="ce13" office:value-type="string" calcext:value-type="string">
            <text:p>Bianchi</text:p>
          </table:table-cell>
          <table:table-cell table:number-columns-repeated="4" table:style-name="ce17" office:value-type="float" office:value="56.78" calcext:value-type="float">
            <text:p>56.78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number-columns-repeated="2" table:style-name="ce18" office:value-type="float" office:value="56.64" calcext:value-type="float">
            <text:p>56.64</text:p>
          </table:table-cell>
          <table:table-cell table:style-name="ce18" office:value-type="float" office:value="56.62" calcext:value-type="float">
            <text:p>56.62</text:p>
          </table:table-cell>
          <table:table-cell table:style-name="ce18" office:value-type="float" office:value="56.67" calcext:value-type="float">
            <text:p>56.67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1178" calcext:value-type="float">
            <text:p>0.1178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table-cell table:style-name="ce10" office:value-type="float" office:value="12" calcext:value-type="float" table:number-columns-spanned="1" table:number-rows-spanned="2">
            <text:p>12</text:p>
          </table:table-cell>
          <table:table-cell table:style-name="ce13" office:value-type="string" calcext:value-type="string">
            <text:p>Bianchi</text:p>
          </table:table-cell>
          <table:table-cell table:number-columns-repeated="4" table:style-name="ce17" office:value-type="float" office:value="56.78" calcext:value-type="float">
            <text:p>56.78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.1176" calcext:value-type="float">
            <text:p>0.1176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number-columns-repeated="2" table:style-name="ce18" office:value-type="float" office:value="56.64" calcext:value-type="float">
            <text:p>56.64</text:p>
          </table:table-cell>
          <table:table-cell table:style-name="ce18" office:value-type="float" office:value="56.62" calcext:value-type="float">
            <text:p>56.62</text:p>
          </table:table-cell>
          <table:table-cell table:style-name="ce18" office:value-type="float" office:value="56.67" calcext:value-type="float">
            <text:p>56.67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1178" calcext:value-type="float">
            <text:p>0.1178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table-cell table:style-name="ce10" office:value-type="float" office:value="13" calcext:value-type="float" table:number-columns-spanned="1" table:number-rows-spanned="2">
            <text:p>13</text:p>
          </table:table-cell>
          <table:table-cell table:style-name="ce15" office:value-type="string" calcext:value-type="string">
            <text:p>SFCTMN</text:p>
          </table:table-cell>
          <table:table-cell table:number-columns-repeated="2" table:style-name="ce17" office:value-type="float" office:value="57.74" calcext:value-type="float">
            <text:p>57.74</text:p>
          </table:table-cell>
          <table:table-cell table:style-name="ce17" office:value-type="float" office:value="114.06" calcext:value-type="float">
            <text:p>114.06</text:p>
          </table:table-cell>
          <table:table-cell table:style-name="ce17" office:value-type="float" office:value="114.65" calcext:value-type="float">
            <text:p>114.65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57.13" calcext:value-type="float">
            <text:p>57.13</text:p>
          </table:table-cell>
          <table:table-cell table:style-name="ce18" office:value-type="float" office:value="57.1" calcext:value-type="float">
            <text:p>57.1</text:p>
          </table:table-cell>
          <table:table-cell table:style-name="ce18" office:value-type="float" office:value="111.43" calcext:value-type="float">
            <text:p>111.43</text:p>
          </table:table-cell>
          <table:table-cell table:style-name="ce18" office:value-type="float" office:value="113.04" calcext:value-type="float">
            <text:p>113.04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059" calcext:value-type="float">
            <text:p>0.059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table-cell table:style-name="ce10" office:value-type="float" office:value="14" calcext:value-type="float" table:number-columns-spanned="1" table:number-rows-spanned="2">
            <text:p>14</text:p>
          </table:table-cell>
          <table:table-cell table:style-name="ce15" office:value-type="string" calcext:value-type="string">
            <text:p>SFCTMN</text:p>
          </table:table-cell>
          <table:table-cell table:style-name="ce17" office:value-type="float" office:value="115.33" calcext:value-type="float">
            <text:p>115.33</text:p>
          </table:table-cell>
          <table:table-cell table:number-columns-repeated="2" table:style-name="ce17" office:value-type="float" office:value="114.65" calcext:value-type="float">
            <text:p>114.65</text:p>
          </table:table-cell>
          <table:table-cell table:style-name="ce17" office:value-type="float" office:value="113.08" calcext:value-type="float">
            <text:p>113.08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113.09" calcext:value-type="float">
            <text:p>113.09</text:p>
          </table:table-cell>
          <table:table-cell table:number-columns-repeated="2" table:style-name="ce18" office:value-type="float" office:value="113.05" calcext:value-type="float">
            <text:p>113.05</text:p>
          </table:table-cell>
          <table:table-cell table:style-name="ce18" office:value-type="float" office:value="112.95" calcext:value-type="float">
            <text:p>112.95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000043" calcext:value-type="float">
            <text:p>0.000043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table-cell table:style-name="ce10" office:value-type="float" office:value="15" calcext:value-type="float" table:number-columns-spanned="1" table:number-rows-spanned="2">
            <text:p>15</text:p>
          </table:table-cell>
          <table:table-cell table:style-name="ce15" office:value-type="string" calcext:value-type="string">
            <text:p>SFCTMN</text:p>
          </table:table-cell>
          <table:table-cell table:number-columns-repeated="5" table:style-name="ce17" office:value-type="float" office:value="57.5" calcext:value-type="float">
            <text:p>57.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56.76" calcext:value-type="float">
            <text:p>56.76</text:p>
          </table:table-cell>
          <table:table-cell table:style-name="ce18" office:value-type="float" office:value="56.77" calcext:value-type="float">
            <text:p>56.77</text:p>
          </table:table-cell>
          <table:table-cell table:style-name="ce18" office:value-type="float" office:value="56.71" calcext:value-type="float">
            <text:p>56.71</text:p>
          </table:table-cell>
          <table:table-cell table:style-name="ce18" office:value-type="float" office:value="56.7" calcext:value-type="float">
            <text:p>56.7</text:p>
          </table:table-cell>
          <table:table-cell table:style-name="ce18" office:value-type="string" calcext:value-type="string">
            <text:p>-</text:p>
          </table:table-cell>
          <table:table-cell table:style-name="ce21" office:value-type="float" office:value="0.1177" calcext:value-type="float">
            <text:p>0.1177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table-cell table:style-name="ce10" office:value-type="float" office:value="16" calcext:value-type="float" table:number-columns-spanned="1" table:number-rows-spanned="2">
            <text:p>16</text:p>
          </table:table-cell>
          <table:table-cell table:style-name="ce13" office:value-type="string" calcext:value-type="string">
            <text:p>Bianchi</text:p>
          </table:table-cell>
          <table:table-cell table:number-columns-repeated="5" table:style-name="ce17" office:value-type="float" office:value="32.27" calcext:value-type="float">
            <text:p>32.27</text:p>
          </table:table-cell>
          <table:table-cell table:style-name="ce20" office:value-type="float" office:value="0.3939" calcext:value-type="float">
            <text:p>0.3939</text:p>
          </table:table-cell>
          <table:table-cell table:number-columns-repeated="1012"/>
        </table:table-row>
        <table:table-row table:style-name="ro1">
          <table:table-cell table:number-columns-repeated="3"/>
          <table:covered-table-cell/>
          <table:covered-table-cell table:style-name="ce11"/>
          <table:table-cell table:style-name="ce14" office:value-type="string" calcext:value-type="string">
            <text:p>Kom</text:p>
          </table:table-cell>
          <table:table-cell table:style-name="ce18" office:value-type="float" office:value="32.22" calcext:value-type="float">
            <text:p>32.22</text:p>
          </table:table-cell>
          <table:table-cell table:style-name="ce18" office:value-type="float" office:value="32.2" calcext:value-type="float">
            <text:p>32.2</text:p>
          </table:table-cell>
          <table:table-cell table:style-name="ce18" office:value-type="float" office:value="32.22" calcext:value-type="float">
            <text:p>32.22</text:p>
          </table:table-cell>
          <table:table-cell table:style-name="ce18" office:value-type="float" office:value="32.25" calcext:value-type="float">
            <text:p>32.25</text:p>
          </table:table-cell>
          <table:table-cell table:style-name="ce18" office:value-type="float" office:value="32.29" calcext:value-type="float">
            <text:p>32.29</text:p>
          </table:table-cell>
          <table:table-cell table:style-name="ce21" office:value-type="float" office:value="0.3617" calcext:value-type="float">
            <text:p>0.3617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6:05:58.757007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57:08.135514618</meta:creation-date>
    <dc:date>2017-09-27T17:48:12.485207248</dc:date>
    <meta:editing-duration>PT1H46M8S</meta:editing-duration>
    <meta:editing-cycles>42</meta:editing-cycles>
    <meta:generator>LibreOffice/4.2.8.2$Linux_X86_64 LibreOffice_project/420m0$Build-2</meta:generator>
    <meta:document-statistic meta:table-count="1" meta:cell-count="255" meta:object-count="0"/>
  </office:meta>
</office:document-meta>
</file>